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veResource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criptiveResource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ve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criptive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ve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ve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veResource.DescriptiveResource( @ Nullable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